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471.91pt"/>
    </style:style>
    <style:style style:name="co5" style:family="table-column">
      <style:table-column-properties fo:break-before="auto" style:column-width="498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CS_14_1YR_B19202E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Median nonfamily household income in the past 12 months (in 2014 Inflation-adjusted dollars)</text:p>
          </table:table-cell>
          <table:table-cell office:value-type="string" calcext:value-type="string">
            <text:p>Margin of Error; Median nonfamily household income in the past 12 months (in 2014 Inflation-adjusted dollars)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37653" calcext:value-type="float">
            <text:p>37653</text:p>
          </table:table-cell>
          <table:table-cell office:value-type="float" office:value="23590" calcext:value-type="float">
            <text:p>23590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23848" calcext:value-type="float">
            <text:p>23848</text:p>
          </table:table-cell>
          <table:table-cell office:value-type="float" office:value="20903" calcext:value-type="float">
            <text:p>20903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88379" calcext:value-type="float">
            <text:p>88379</text:p>
          </table:table-cell>
          <table:table-cell office:value-type="float" office:value="50143" calcext:value-type="float">
            <text:p>50143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51717" calcext:value-type="float">
            <text:p>51717</text:p>
          </table:table-cell>
          <table:table-cell office:value-type="float" office:value="24933" calcext:value-type="float">
            <text:p>24933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44710" calcext:value-type="float">
            <text:p>44710</text:p>
          </table:table-cell>
          <table:table-cell office:value-type="float" office:value="29996" calcext:value-type="float">
            <text:p>29996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59955" calcext:value-type="float">
            <text:p>59955</text:p>
          </table:table-cell>
          <table:table-cell office:value-type="float" office:value="34276" calcext:value-type="float">
            <text:p>34276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45181" calcext:value-type="float">
            <text:p>45181</text:p>
          </table:table-cell>
          <table:table-cell office:value-type="float" office:value="33509" calcext:value-type="float">
            <text:p>33509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13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Barrow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47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Catoosa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79</text:p>
          </table:table-cell>
          <table:table-cell office:value-type="float" office:value="13179" calcext:value-type="float">
            <text:p>13179</text:p>
          </table:table-cell>
          <table:table-cell office:value-type="string" calcext:value-type="string">
            <text:p>Liberty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85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Troup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95</text:p>
          </table:table-cell>
          <table:table-cell office:value-type="float" office:value="13295" calcext:value-type="float">
            <text:p>13295</text:p>
          </table:table-cell>
          <table:table-cell office:value-type="string" calcext:value-type="string">
            <text:p>Walker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22773" calcext:value-type="float">
            <text:p>22773</text:p>
          </table:table-cell>
          <table:table-cell office:value-type="float" office:value="14978" calcext:value-type="float">
            <text:p>14978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9684" calcext:value-type="float">
            <text:p>39684</text:p>
          </table:table-cell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47997" calcext:value-type="float">
            <text:p>47997</text:p>
          </table:table-cell>
          <table:table-cell office:value-type="float" office:value="28481" calcext:value-type="float">
            <text:p>28481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99</text:p>
          </table:table-cell>
          <table:table-cell office:value-type="float" office:value="17199" calcext:value-type="float">
            <text:p>17199</text:p>
          </table:table-cell>
          <table:table-cell office:value-type="string" calcext:value-type="string">
            <text:p>Williamso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049</text:p>
          </table:table-cell>
          <table:table-cell office:value-type="float" office:value="19049" calcext:value-type="float">
            <text:p>19049</text:p>
          </table:table-cell>
          <table:table-cell office:value-type="string" calcext:value-type="string">
            <text:p>Dallas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01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Butler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74441" calcext:value-type="float">
            <text:p>74441</text:p>
          </table:table-cell>
          <table:table-cell office:value-type="float" office:value="31988" calcext:value-type="float">
            <text:p>31988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013</text:p>
          </table:table-cell>
          <table:table-cell office:value-type="float" office:value="27013" calcext:value-type="float">
            <text:p>27013</text:p>
          </table:table-cell>
          <table:table-cell office:value-type="string" calcext:value-type="string">
            <text:p>Blue Earth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31</text:p>
          </table:table-cell>
          <table:table-cell office:value-type="float" office:value="27131" calcext:value-type="float">
            <text:p>27131</text:p>
          </table:table-cell>
          <table:table-cell office:value-type="string" calcext:value-type="string">
            <text:p>Rice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187</text:p>
          </table:table-cell>
          <table:table-cell office:value-type="float" office:value="29187" calcext:value-type="float">
            <text:p>29187</text:p>
          </table:table-cell>
          <table:table-cell office:value-type="string" calcext:value-type="string">
            <text:p>St. Francois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049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Lewis and Clark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6466" calcext:value-type="float">
            <text:p>16466</text:p>
          </table:table-cell>
          <table:table-cell office:value-type="float" office:value="13072" calcext:value-type="float">
            <text:p>13072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1758" calcext:value-type="float">
            <text:p>21758</text:p>
          </table:table-cell>
          <table:table-cell office:value-type="float" office:value="5626" calcext:value-type="float">
            <text:p>5626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25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Lea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35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Otero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51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Livingsto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31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Carteret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37</text:p>
          </table:table-cell>
          <table:table-cell office:value-type="float" office:value="37037" calcext:value-type="float">
            <text:p>37037</text:p>
          </table:table-cell>
          <table:table-cell office:value-type="string" calcext:value-type="string">
            <text:p>Chatham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61</text:p>
          </table:table-cell>
          <table:table-cell office:value-type="float" office:value="37161" calcext:value-type="float">
            <text:p>37161</text:p>
          </table:table-cell>
          <table:table-cell office:value-type="string" calcext:value-type="string">
            <text:p>Rutherford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8101</text:p>
          </table:table-cell>
          <table:table-cell office:value-type="float" office:value="38101" calcext:value-type="float">
            <text:p>38101</text:p>
          </table:table-cell>
          <table:table-cell office:value-type="string" calcext:value-type="string">
            <text:p>Ward County, Nor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84881" calcext:value-type="float">
            <text:p>84881</text:p>
          </table:table-cell>
          <table:table-cell office:value-type="float" office:value="48929" calcext:value-type="float">
            <text:p>48929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25</text:p>
          </table:table-cell>
          <table:table-cell office:value-type="float" office:value="42025" calcext:value-type="float">
            <text:p>42025</text:p>
          </table:table-cell>
          <table:table-cell office:value-type="string" calcext:value-type="string">
            <text:p>Carbo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38655" calcext:value-type="float">
            <text:p>38655</text:p>
          </table:table-cell>
          <table:table-cell office:value-type="float" office:value="36898" calcext:value-type="float">
            <text:p>36898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47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Robert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03</text:p>
          </table:table-cell>
          <table:table-cell office:value-type="float" office:value="48203" calcext:value-type="float">
            <text:p>48203</text:p>
          </table:table-cell>
          <table:table-cell office:value-type="string" calcext:value-type="string">
            <text:p>Harri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47</text:p>
          </table:table-cell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table:style-name="ce1" office:value-type="string" calcext:value-type="string">
            <text:p>2,500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71</text:p>
          </table:table-cell>
          <table:table-cell office:value-type="float" office:value="48471" calcext:value-type="float">
            <text:p>48471</text:p>
          </table:table-cell>
          <table:table-cell office:value-type="string" calcext:value-type="string">
            <text:p>Walke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50706" calcext:value-type="float">
            <text:p>50706</text:p>
          </table:table-cell>
          <table:table-cell office:value-type="float" office:value="47681" calcext:value-type="float">
            <text:p>47681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95</text:p>
          </table:table-cell>
          <table:table-cell office:value-type="float" office:value="51095" calcext:value-type="float">
            <text:p>51095</text:p>
          </table:table-cell>
          <table:table-cell office:value-type="string" calcext:value-type="string">
            <text:p>James City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28672" calcext:value-type="float">
            <text:p>28672</text:p>
          </table:table-cell>
          <table:table-cell office:value-type="float" office:value="13858" calcext:value-type="float">
            <text:p>13858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39256" calcext:value-type="float">
            <text:p>39256</text:p>
          </table:table-cell>
          <table:table-cell office:value-type="float" office:value="33017" calcext:value-type="float">
            <text:p>33017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10" meta:object-count="0"/>
    <meta:generator>LibreOffice/6.0.7.3$Linux_X86_64 LibreOffice_project/00m0$Build-3</meta:generator>
  </office:meta>
</office:document-meta>
</file>